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2">
      <style:paragraph-properties fo:margin-left="0cm" fo:margin-right="0cm" fo:text-indent="0cm" style:auto-text-indent="false"/>
    </style:style>
    <style:style style:name="P27" style:family="paragraph" style:parent-style-name="Heading_20_1">
      <style:paragraph-properties fo:break-before="page"/>
    </style:style>
    <style:style style:name="P28" style:family="paragraph">
      <style:paragraph-properties fo:text-align="cente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values between two or more partners in a single transaction</text:span>. It is a matching engine accepting exchange orders of owners, and providing movements changing ownership of values according to orders and market rules.</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28" svg:width="2.885cm" svg:height="3.731cm" svg:x="2.732cm" svg:y="0.423cm"><text:p text:style-name="P28">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The value is fungible and defined by a couple (quality,quantity) where quality is a name and quantity is an integer.</text:p>
      <text:p text:style-name="P13">The market does not require a central value standard to express prices. A ratio between quantity offered and quantity required is used by owners instead of a price to compare competing orders.</text:p>
      <text:p text:style-name="P12">The value provided is owned by the author of the order, and the quantity of the value required is the minimum expected in exchange<text:note text:id="ftn1" text:note-class="footnote"><text:note-citation>1</text:note-citation><text:note-body><text:p text:style-name="Footnote">Quality provided and quality required must be different.</text:p></text:note-body></text:note>. Two orders are matching when the quality provided by the first equals the one required by the other. <text:s/></text:p>
      <text:p text:style-name="P12">The market contains the order book - a set of pending orders scanned for each new order inserted. The following process occurs when an order O is submitted: </text:p>
      <text:list xml:id="list6165588462" text:style-name="L1">
        <text:list-item>
          <text:p text:style-name="P18">The quantity available of O is set to the quantity provided,</text:p>
        </text:list-item>
        <text:list-item>
          <text:p text:style-name="P18">O is inserted in the order book,</text:p>
        </text:list-item>
        <text:list-item>
          <text:p text:style-name="P18">(<text:span text:style-name="T15">a</text:span>) If O does not form any cycle with pending orders, Stop. </text:p>
        </text:list-item>
        <text:list-item>
          <text:p text:style-name="P18">If O forms cycles with some pending orders a competition occurs to select a cycle C,</text:p>
        </text:list-item>
        <text:list-item>
          <text:p text:style-name="P18">for each order A of C the quantity available of A is used to create a movement and the quantity available is decreased of the same amount. The set of movements produced by C forms an agreement. </text:p>
        </text:list-item>
        <text:list-item>
          <text:p text:style-name="P18">Repeat from (<text:span text:style-name="T15">a</text:span>). </text:p>
        </text:list-item>
      </text:list>
      <text:p text:style-name="P12">This process is wrapped in a single transaction that can be rolled back in case of hardware failure. This atomicity insures that for a given quality, the sum of available quantities of orders providing this quality added to the sum of quantities of movements providing this quality is unchanged by the transaction even if it fails.</text:p>
      <text:p text:style-name="P12"><text:soft-page-break/>Movements define an agreement satisfying partially or entirely wants of orders of the cycle. A single transaction can produce several agreements and an order can produce several transactions. When the quantity available of an order becomes null, the order is removed.</text:p>
      <text:p text:style-name="P12">This process does not differ from that implemented on a regular market except that an agreement can contain more than two movements. The competition performed on cycles is the same <text:s text:c="2"/>as that of a regular market when these cycles are bilateral. <text:s/></text:p>
      <text:p text:style-name="P12">Exchange agreements are formed so that the maximum limit defined by the ratio (quantity provided/quantity required) is satisfied even if the quantity received is lower than that required by the matching order. </text:p>
      <text:p text:style-name="Text_20_body">Due to the number of possible combinations, scanning required to form cycles can be huge. The traversal of the order book is limited by the number of partners of cycles explored. This limit is defined by a constant MAXCYCLE. </text:p>
      <text:p text:style-name="Text_20_body">For the same reason, the exploration stops when the number of orders fetched by reaches a limit MAXORDERFETCH. Since the number of partners of cycles increases as the exploration progresses; this mechanism limits the number of partners for high workload.</text:p>
      <text:p text:style-name="Text_20_body">While the market is running he number of orders having a low ratio (quantity provided/quantity required) increases gradually as well as the size of the book; decreasing the response time of the market. A <text:span text:style-name="T14">garbage collector</text:span> is implemented removing orders that match frequently but hardly win competition. <text:s/>This mechanism can be adjusted by a constant <text:span text:style-name="T12">MAXTRY limiting the life time of <text:s/>orders. This time is measured differently for each couple (quality required, quality provided) by a counter incremented each time a cycle contains this couple. If this time is reached by an order, it is rejected from the order book.</text:span></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12"><text:span text:style-name="Strong_20_Emphasis"><text:span text:style-name="T9">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9"/>
      <text:p text:style-name="P2"/>
      <text:h text:style-name="P27"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 is found. Quantities corresponding to an agreement reduce quantities available of orders, and produce movements between owners. </text:p>
      <text:p text:style-name="P1">The transformation of orders into movement does not create or delete any quality units.</text:p>
      <text:p text:style-name="P1">The main time consuming primitives of the server are: </text:p>
      <text:list xml:id="list2899240971" text:style-name="L2">
        <text:list-item>
          <text:p text:style-name="P19">make a quote,</text:p>
        </text:list-item>
        <text:list-item>
          <text:p text:style-name="P19">make an order. </text:p>
          <text:p text:style-name="P26">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and stored procedures. Two types <text:span text:style-name="Citation">yflow</text:span> representing a draft agreement and <text:span text:style-name="T14">yorder</text:span> representing an order are used to perform fast calculations in C language. They are defined by the file src/flow-1.0.sql.</text:p>
      <text:p text:style-name="Text_20_body">Clients that interact with the database have roles that can be <text:span text:style-name="T14">client</text:span> or <text:span text:style-name="T14">admin</text:span>. </text:p>
      <text:p text:style-name="Text_20_body">Except on special circumstances, objects represented by rows are inserted or moved from a table to an other, but never deleted. Instead, it is moved in a table with the same name suffixed by <text:span text:style-name="T14">removed</text:span>. This way, periodic archiving of the database also contains removed objects. </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ies available in the order book.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0.139cm" svg:y="0.529cm" svg:width="17.094cm" draw:z-index="5"><draw:text-box fo:min-height="11.515cm"><text:p text:style-name="P6"><draw:g text:anchor-type="paragraph" draw:z-index="6" draw:style-name="gr5"><draw:custom-shape draw:style-name="gr6" svg:width="3.176cm" svg:height="1.138cm" svg:x="1.35cm" svg:y="3.258cm"><text:p text:style-name="P28">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28">OPENED</text:p><draw:enhanced-geometry svg:viewBox="0 0 21600 21600" draw:glue-points="10800 0 0 10800 10800 21600 21600 10800" draw:type="flowchart-process" draw:enhanced-path="M 0 0 L 21600 0 21600 21600 0 21600 0 0 Z N"/></draw:custom-shape><draw:line draw:style-name="gr7" draw:text-style-name="P28" svg:x1="2.965cm" svg:y1="4.396cm" svg:x2="2.965cm" svg:y2="5.216cm"><text:p/></draw:line><draw:custom-shape draw:style-name="gr6" svg:width="3.176cm" svg:height="1.138cm" svg:x="1.376cm" svg:y="7.174cm"><text:p text:style-name="P28">STOPPING</text:p><draw:enhanced-geometry svg:viewBox="0 0 21600 21600" draw:glue-points="10800 0 0 10800 10800 21600 21600 10800" draw:type="flowchart-process" draw:enhanced-path="M 0 0 L 21600 0 21600 21600 0 21600 0 0 Z N"/></draw:custom-shape><draw:line draw:style-name="gr7" draw:text-style-name="P28" svg:x1="2.965cm" svg:y1="6.354cm" svg:x2="2.965cm" svg:y2="7.174cm"><text:p/></draw:line><draw:custom-shape draw:style-name="gr6" svg:width="3.176cm" svg:height="1.138cm" svg:x="1.376cm" svg:y="9.132cm"><text:p text:style-name="P28">CLOSED</text:p><draw:enhanced-geometry svg:viewBox="0 0 21600 21600" draw:glue-points="10800 0 0 10800 10800 21600 21600 10800" draw:type="flowchart-process" draw:enhanced-path="M 0 0 L 21600 0 21600 21600 0 21600 0 0 Z N"/></draw:custom-shape><draw:line draw:style-name="gr7" draw:text-style-name="P28" svg:x1="2.99cm" svg:y1="2.438cm" svg:x2="2.99cm" svg:y2="3.258cm"><text:p/></draw:line><draw:line draw:style-name="gr7" draw:text-style-name="P28" svg:x1="2.99cm" svg:y1="8.315cm" svg:x2="2.99cm" svg:y2="9.135cm"><text:p/></draw:line><draw:line draw:style-name="gr8" draw:text-style-name="P28" svg:x1="2.99cm" svg:y1="10.271cm" svg:x2="2.99cm" svg:y2="10.8cm"><text:p/></draw:line><draw:line draw:style-name="gr8" draw:text-style-name="P28" svg:x1="2.99cm" svg:y1="10.799cm" svg:x2="0.741cm" svg:y2="10.799cm"><text:p/></draw:line><draw:line draw:style-name="gr8" draw:text-style-name="P28" svg:x1="0.741cm" svg:y1="10.799cm" svg:x2="0.741cm" svg:y2="2.438cm"><text:p/></draw:line><draw:line draw:style-name="gr8" draw:text-style-name="P28" svg:x1="0.741cm" svg:y1="2.438cm" svg:x2="2.99cm" svg:y2="2.438cm"><text:p/></draw:line></draw:g><draw:frame text:anchor-type="paragraph" draw:z-index="7" draw:style-name="gr9" draw:text-style-name="P28" svg:width="6.906cm" svg:height="0.976cm" svg:x="1.799cm" svg:y="10.269cm"><draw:text-box><text:p text:style-name="P28">Market session : n-&gt;n+1</text:p><text:p text:style-name="P28">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28">ADMIN TASKS</text:p></draw:text-box></draw:frame><draw:frame text:anchor-type="paragraph" draw:z-index="13" draw:style-name="gr11" svg:width="3.44cm" svg:height="0.772cm" svg:x="6.72cm" svg:y="0.635cm"><draw:text-box><text:p text:style-name="P28">SERVICE</text:p></draw:text-box></draw:frame><draw:frame text:anchor-type="paragraph" draw:z-index="14" draw:style-name="gr11" svg:width="3.44cm" svg:height="0.772cm" svg:x="1.164cm" svg:y="0.714cm"><draw:text-box><text:p text:style-name="P28">MARKET PHASE</text:p></draw:text-box></draw:frame><draw:line text:anchor-type="paragraph" draw:z-index="15" draw:style-name="gr12" draw:text-style-name="P28" svg:x1="0.688cm" svg:y1="1.538cm" svg:x2="15.663cm" svg:y2="1.538cm"><text:p/></draw:line></text:p></draw:text-box></draw:frame><text:soft-page-break/></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starts. The market session is defined by an integer incremented at each cycle.</text:p>
      <text:p text:style-name="P1">The state of the market and starting time are given by:</text:p>
      <text:p text:style-name="code-imformatique"><text:s/>SELECT * from vmarket;</text:p>
      <text:p text:style-name="P1">The transition between phases is performed by: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he OPENED phase. They can remove movements and orders only during OPENED and <text:soft-page-break/>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1545630120" text:style-name="L3">
        <text:list-item>
          <text:p text:style-name="P20">The quality provided by an order must belong to the client that insert it.</text:p>
        </text:list-item>
        <text:list-item>
          <text:p text:style-name="P20">A client can only remove movements whose quality belongs to him.</text:p>
        </text:list-item>
      </text:list>
      <text:p text:style-name="P1">A value belongs to an owner while a quality belongs to a client when <text:soft-page-break/>CHECK_QUALITY_OWNERSHIP is set.</text:p>
      <text:p text:style-name="P1">A quality is inserted into <text:span text:style-name="Citation">tquality</text:span> the first time an order use it in a market session.</text:p>
      <text:h text:style-name="Heading_20_4" text:outline-level="4">Movement and Order</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Garbage collector of orders</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text:soft-page-break/>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ext:soft-page-break/>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497491239" text:style-name="L4">
        <text:list-item>
          <text:p text:style-name="P21"><text:span text:style-name="variable_5f_math">_qttprovided</text:span> &gt; 0</text:p>
        </text:list-item>
        <text:list-item>
          <text:p text:style-name="P21"><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1280285874" text:style-name="L5">
        <text:list-item>
          <text:p text:style-name="P22"><text:span text:style-name="variable_5f_math">_quantityprovided</text:span> &gt;0, </text:p>
        </text:list-item>
        <text:list-item>
          <text:p text:style-name="P23">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621439088" text:continue-numbering="true" text:style-name="L5">
        <text:list-item>
          <text:p text:style-name="P22"><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1164964745" text:continue-numbering="true" text:style-name="L5">
        <text:list-item>
          <text:p text:style-name="P22"><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2054959681" text:style-name="L6">
        <text:list-item>
          <text:p text:style-name="P24">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1765439119" text:style-name="L7">
        <text:list-item>
          <text:p text:style-name="P25">a movement <text:span text:style-name="variable_5f_math">_uuid</text:span> exists</text:p>
        </text:list-item>
      </text:list>
      <text:p text:style-name="P1">The function is called by a client when all movements of the exchange are red from the table of movements. It the movements _uuid into the table <text:span text:style-name="variable_5f_math">tmvtremoved</text:span> if the movement belongs to this client to.<text:span text:style-name="T8"> <text:s/>The function returns an integer that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text:soft-page-break/>&gt;&gt;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soft-page-break/><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0-18T07:48:25</dc:date>
    <dc:creator>olivier chaussavoine</dc:creator>
    <meta:editing-duration>P4DT5H42M6S</meta:editing-duration>
    <meta:editing-cycles>120</meta:editing-cycles>
    <meta:generator>LibreOffice/3.5$Linux_X86_64 LibreOffice_project/350m1$Build-2</meta:generator>
    <meta:document-statistic meta:table-count="9" meta:image-count="0" meta:object-count="0" meta:page-count="15" meta:paragraph-count="502" meta:word-count="3753" meta:character-count="22787" meta:non-whitespace-character-count="19644"/>
  </office:meta>
</office:document-meta>
</file>